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3"/>
    <style:style style:name="P22" style:family="paragraph" style:parent-style-name="Text_20_body" style:list-style-name="L2"/>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Heading_20_1" style:master-page-name="Standard">
      <style:paragraph-properties style:page-number="auto"/>
    </style:style>
    <style:style style:name="P28"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9"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30"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T12"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text:p>
      <text:p text:style-name="P6">Administration Guide</text:p>
      <text:p text:style-name="P3"/>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 – January 2009</text:p>
      <text:p text:style-name="P30">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 <text:s text:c="2"/><text:tab/>4</text:p>
          <text:p text:style-name="Contents_20_2">Bugs fixed in 1.8 <text:s text:c="2"/><text:tab/>4</text:p>
          <text:p text:style-name="Contents_20_1">Chapter 3<text:tab/>Introduction <text:s text:c="2"/><text:tab/>6</text:p>
          <text:p text:style-name="Contents_20_1">Chapter 4<text:tab/>Administration Tools <text:s text:c="2"/><text:tab/>8</text:p>
          <text:p text:style-name="Contents_20_2">pfcmd <text:s text:c="2"/><text:tab/>8</text:p>
          <text:p text:style-name="Contents_20_2">pfcmd_vlan <text:s text:c="2"/><text:tab/>10</text:p>
          <text:p text:style-name="Contents_20_2">Web Admin GUI <text:s text:c="2"/><text:tab/>12</text:p>
          <text:p text:style-name="Contents_20_1">Chapter 5<text:tab/>VLAN isolation <text:s text:c="3"/><text:tab/>13</text:p>
          <text:p text:style-name="Contents_20_2">Introduction <text:s text:c="2"/><text:tab/>13</text:p>
          <text:p text:style-name="Contents_20_2">Supported Switches <text:s text:c="2"/><text:tab/>15</text:p>
          <text:p text:style-name="Contents_20_2">Command-Line Interface: Telnet and SSH <text:s text:c="2"/><text:tab/>16</text:p>
          <text:p text:style-name="Contents_20_2">SNMP v1, v2c and v3 <text:s text:c="2"/><text:tab/>16</text:p>
          <text:p text:style-name="Contents_20_2">Switch Configuration <text:s text:c="2"/><text:tab/>18</text:p>
          <text:p text:style-name="Contents_20_1">Chapter 6<text:tab/>Blocking malicious activities with violations <text:s text:c="2"/><text:tab/>30</text:p>
          <text:p text:style-name="Contents_20_1">Chapter 7<text:tab/>Integration with wireless networks <text:s text:c="2"/><text:tab/>33</text:p>
          <text:p text:style-name="Contents_20_1">Chapter 8<text:tab/>Performance optimization <text:s text:c="2"/><text:tab/>37</text:p>
          <text:p text:style-name="Contents_20_2">Snort signatures <text:s text:c="2"/><text:tab/>37</text:p>
          <text:p text:style-name="Contents_20_2">MySQL tuning <text:s text:c="2"/><text:tab/>37</text:p>
          <text:p text:style-name="Contents_20_1">Chapter 9<text:tab/>High availability <text:s text:c="2"/><text:tab/>42</text:p>
          <text:p text:style-name="Contents_20_2">Database <text:s text:c="2"/><text:tab/>42</text:p>
          <text:p text:style-name="Contents_20_2">Service startup using Heartbeat <text:s text:c="2"/><text:tab/>42</text:p>
          <text:p text:style-name="Contents_20_1">Chapter 10<text:tab/>Frequently Asked Questions <text:s text:c="2"/><text:tab/>43</text:p>
          <text:p text:style-name="Contents_20_2"><text:soft-page-break/>Services <text:s text:c="2"/><text:tab/>43</text:p>
          <text:p text:style-name="Contents_20_2">Web interface <text:s text:c="2"/><text:tab/>43</text:p>
          <text:p text:style-name="Contents_20_2">Switches <text:s text:c="2"/><text:tab/>44</text:p>
          <text:p text:style-name="Contents_20_1">Chapter 11<text:tab/>Additional Softwares <text:s text:c="2"/><text:tab/>46</text:p>
          <text:p text:style-name="Contents_20_2">Nessus <text:s text:c="2"/><text:tab/>46</text:p>
          <text:p text:style-name="Contents_20_2">Snort <text:s text:c="2"/><text:tab/>46</text:p>
          <text:p text:style-name="Contents_20_2">Oinkmaster <text:s text:c="2"/><text:tab/>46</text:p>
          <text:p text:style-name="Contents_20_1">Chapter 12<text:tab/>Appendix A: Database Schema <text:s text:c="2"/><text:tab/>47</text:p>
          <text:p text:style-name="Contents_20_1">Chapter 13<text:tab/>Appendix B: Configuration parameter reference <text:s text:c="2"/><text:tab/>48</text:p>
          <text:p text:style-name="Contents_20_1">Chapter 14<text:tab/>Additional Information <text:s text:c="2"/><text:tab/>68</text:p>
          <text:p text:style-name="Contents_20_1">Chapter 15<text:tab/>Commercial Support and Contact Information <text:s text:c="2"/><text:tab/>69</text:p>
          <text:p text:style-name="Contents_20_1">Chapter 16<text:tab/>GNU Free Documentation License <text:s text:c="2"/><text:tab/>70</text:p>
        </text:index-body>
      </text:table-of-content>
      <text:p text:style-name="Standard"/>
      <text:list xml:id="list1762645627" text:style-name="Outline">
        <text:list-item>
          <text:h text:style-name="P27"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 of PacketFence.</text:p>
      <text:p text:style-name="Standard">The latest version of this guide is available at <text:a xlink:type="simple" xlink:href="http://www.packetfence.org/download/documentation.html">http://www.packetfence.org/download/documentation.html</text:a></text:p>
      <text:list xml:id="list466755425"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677931487" text:continue-numbering="true" text:style-name="Outline">
        <text:list-item>
          <text:list>
            <text:list-item>
              <text:h text:style-name="Heading_20_2" text:outline-level="2">New features in 1.8</text:h>
            </text:list-item>
          </text:list>
        </text:list-item>
      </text:list>
      <text:p text:style-name="Standard">See <text:span text:style-name="Code_20__28_inline_29_">/usr/local/pf/CHANGES</text:span> file for a complete list.</text:p>
      <text:p text:style-name="Text_20_body"/>
      <text:p text:style-name="P12">❏<text:tab/>Removed database connection parameters from switches.conf and keep those in pf.conf</text:p>
      <text:p text:style-name="P12">❏<text:tab/>Removed iptables manipulations with VLAN isolation</text:p>
      <text:p text:style-name="P12">❏<text:tab/>Added support for SSH CLI Session on Cisco switches</text:p>
      <text:p text:style-name="P12">❏<text:tab/>Removed mail_xxx parameters from switches.conf and use those from the [alerting] section in pf.conf</text:p>
      <text:p text:style-name="P12">❏<text:tab/>Added a syntax validation of each switch definition in switches.conf</text:p>
      <text:p text:style-name="P12">❏<text:tab/>Added more pages to registration process in order to ease customization</text:p>
      <text:p text:style-name="P12">❏<text:tab/>Unified log management (Log::Log4perl)</text:p>
      <text:p text:style-name="P12">❏<text:tab/>Support for SSH CLI sessions on Cisco switches</text:p>
      <text:p text:style-name="P12">❏<text:tab/>Support for SNMPv3</text:p>
      <text:p text:style-name="P12">❏<text:tab/>Traplog reports</text:p>
      <text:p text:style-name="P12"/>
      <text:p text:style-name="P12"/>
      <text:p text:style-name="Standard"/>
      <text:list xml:id="list123537030" text:continue-numbering="true" text:style-name="Outline">
        <text:list-item>
          <text:list>
            <text:list-item>
              <text:h text:style-name="Heading_20_2" text:outline-level="2">Bugs fixed in 1.8</text:h>
            </text:list-item>
          </text:list>
        </text:list-item>
      </text:list>
      <text:p text:style-name="Standard">See <text:span text:style-name="Code_20__28_inline_29_">/usr/local/pf/CHANGES</text:span> file for a complete list.</text:p>
      <text:p text:style-name="Text_20_body"/>
      <text:p text:style-name="P12">❏<text:tab/>#384: All log statements do not contain thread and process ID</text:p>
      <text:p text:style-name="P12"><text:soft-page-break/>❏<text:tab/>#142: “Service packetfence status” works only if mysql is running</text:p>
      <text:p text:style-name="P12">❏<text:tab/>#385: The Web interface supports MAC addresses in several different formats: 0a:0a:0a:0a:0a:0a 0a-0a-0a-0a-0a-0a and 0a0a.0a0a.0a0a</text:p>
      <text:p text:style-name="P12">❏<text:tab/>#387: arp.listendevice is not documented !</text:p>
      <text:p text:style-name="P12">❏<text:tab/>#405: arp.listendevice is not defined in pf.conf</text:p>
      <text:p text:style-name="P12">❏<text:tab/>#407: getMacAddr (Cisco.pm) does not work with port-security</text:p>
      <text:p text:style-name="P12">❏<text:tab/>#395: unregistered devices with open violations are not isolated and stay in Registration VLAN</text:p>
      <text:p text:style-name="P12">❏<text:tab/>#510: violation edit and MAC</text:p>
      <text:p text:style-name="P12">❏<text:tab/>#512: compatibility with Config::IniFiles 2.45</text:p>
      <text:p text:style-name="P12">❏<text:tab/>#514: node edit and DHCP fingerprint</text:p>
      <text:p text:style-name="P12">❏<text:tab/>#516: admin GUI and HTML compliance</text:p>
      <text:p text:style-name="P12">❏<text:tab/>#517: readline() on closed filehandle in schedule.pm</text:p>
      <text:p text:style-name="P12">❏<text:tab/>#519: lookup_person.pl =&gt; unquoted string</text:p>
      <text:p text:style-name="P12">❏<text:tab/>#521: lookup_node.pl =&gt; argument isn't numeric</text:p>
      <text:p text:style-name="P12"/>
      <text:list xml:id="list347442564"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631177949" text:style-name="L1">
        <text:list-item>
          <text:p text:style-name="P28"><text:s/>ARP allows to much more control over policy violations, but requires that PacketFence has a local interface to all networks (must sit in front of the router).</text:p>
        </text:list-item>
        <text:list-item>
          <text:p text:style-name="P29"><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8"><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1136402958" text:continue-list="list347442564"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482224691"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824363862"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196204193"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893739609"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Table_20_Contents"/>
          </table:table-cell>
          <table:table-cell table:style-name="Table1.A8" office:value-type="string">
            <text:p text:style-name="Table_20_Contents">Controller 4400</text:p>
          </table:table-cell>
          <table:table-cell table:style-name="Table1.A8" office:value-type="string">
            <text:p text:style-name="Table_20_Contents">Cisco::Controller_4400_4_2_13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
      <text:p text:style-name="P2"/>
      <text:list xml:id="list903742279"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721913925"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601997928"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386423866" text:style-name="L2">
        <text:list-item>
          <text:p text:style-name="P22">linkUp/linkDown</text:p>
        </text:list-item>
      </text:list>
      <text:p text:style-name="Text_20_body">Don't forget to update the startup config !</text:p>
      <text:p text:style-name="Text_20_body"/>
      <text:list xml:id="list1660980882" text:continue-list="list601997928"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1643022424" text:continue-list="list386423866" text:style-name="L2">
        <text:list-item>
          <text:p text:style-name="P22"><text:soft-page-break/>linkUp/linkDown</text:p>
        </text:list-item>
        <text:list-item>
          <text:p text:style-name="P22">MAC Notification</text:p>
        </text:list-item>
        <text:list-item>
          <text:p text:style-name="P22">Port Security (with static MACs)</text:p>
        </text:list-item>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462929398" text:continue-list="list1660980882"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798405108"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994089703"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1713109242" text:continue-list="list1643022424" text:style-name="L2">
        <text:list-item>
          <text:p text:style-name="P22">linkUp/linkDown</text:p>
        </text:list-item>
        <text:list-item>
          <text:p text:style-name="P22">MAC Notification</text:p>
        </text:list-item>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1591040968" text:continue-list="list1994089703"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836442735" text:continue-list="list1713109242" text:style-name="L2">
        <text:list-item>
          <text:p text:style-name="P22">linkUp/linkDown</text:p>
        </text:list-item>
      </text:list>
      <text:p text:style-name="Text_20_body">Don't forget to update the startup config !</text:p>
      <text:p text:style-name="Heading_20_3"/>
      <text:list xml:id="list1342359886" text:continue-list="list1591040968"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256674623" text:continue-list="list836442735" text:style-name="L2">
        <text:list-item>
          <text:p text:style-name="P22">linkUp/linkDown</text:p>
        </text:list-item>
        <text:list-item>
          <text:p text:style-name="P22">MAC Locking (Port Security with static MACs)</text:p>
        </text:list-item>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313007941" text:continue-list="list1342359886"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66795240" text:continue-list="list256674623" text:style-name="L2">
        <text:list-item>
          <text:p text:style-name="P22">linkUp/linkDown</text:p>
        </text:list-item>
        <text:list-item>
          <text:p text:style-name="P22">Port Security (with static MACs)</text:p>
        </text:list-item>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170917302" text:continue-list="list313007941"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2098724678"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1524027174"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964521652"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831598542" text:continue-list="list66795240" text:style-name="L2">
        <text:list-item>
          <text:p text:style-name="P22">linkUp/linkDown</text:p>
        </text:list-item>
      </text:list>
      <text:p text:style-name="Text_20_body">Don't forget to update the startup config !</text:p>
      <text:p text:style-name="Heading_20_3"/>
      <text:list xml:id="list1530386721" text:continue-list="list1964521652"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1475245731" text:continue-list="list831598542" text:style-name="L2">
        <text:list-item>
          <text:p text:style-name="P22">Mac Security</text:p>
        </text:list-item>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286078658" text:continue-list="list1530386721"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585385376"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1626693528"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1383218537" text:style-name="L3">
        <text:list-item>
          <text:p text:style-name="P21"><text:span text:style-name="T8">log</text:span>: log a message to the file specified in <text:span text:style-name="T8">[alerting].log</text:span></text:p>
        </text:list-item>
        <text:list-item>
          <text:p text:style-name="P21"><text:span text:style-name="T8">email</text:span>: email the address specified in <text:span text:style-name="T8">[alerting].emailaddr</text:span>, using <text:span text:style-name="T8">[alerting].smtpserver</text:span>. Multiple emailaddr can be sperated by comma.</text:p>
        </text:list-item>
        <text:list-item>
          <text:p text:style-name="P21"><text:span text:style-name="T8">trap</text:span>: isolate the host and place them in violation. It opens a violation and leaves it open. If trap is not there, a violation is opened and then automatically closed</text:p>
        </text:list-item>
        <text:list-item>
          <text:p text:style-name="P21"><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1"><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pan text:style-name="T6">❏<text:tab/></text:span><text:span text:style-name="T8">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901081142" text:continue-list="list1626693528"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991323787" text:style-name="L4">
        <text:list-item>
          <text:p text:style-name="P23">several SSIDs with several VLANs inside each SSID</text:p>
        </text:list-item>
        <text:list-item>
          <text:p text:style-name="P23">authentication against a RADIUS server</text:p>
        </text:list-item>
        <text:list-item>
          <text:p text:style-name="P23">dynamic VLAN assignment (through RADIUS attributes)</text:p>
        </text:list-item>
        <text:list-item>
          <text:p text:style-name="P23">SNMP deauthentication traps</text:p>
        </text:list-item>
        <text:list-item>
          <text:p text:style-name="P23">the deauthentication of an associated station</text:p>
        </text:list-item>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oft-page-break/><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oft-page-break/><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oft-page-break/><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093340953" text:continue-list="list901081142"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Bleeding Snort ruleset as the basis of it's Snort-based detection. The ruleset consists of several hundred rules, most of which you may decide you do not need. We recommend using a tool such as Oinkmaster to keep your rules slim and trim. I sample oinkmaster.conf file is included with PacketFence.</text:p>
      <text:list xml:id="list441095695"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
      <text:list xml:id="list1059062424"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994959835" text:continue-numbering="true" text:style-name="Outline">
        <text:list-item>
          <text:list>
            <text:list-item>
              <text:h text:style-name="Heading_20_2" text:outline-level="2">Database</text:h>
            </text:list-item>
          </text:list>
        </text:list-item>
      </text:list>
      <text:list xml:id="list394100817" text:style-name="L5">
        <text:list-item>
          <text:list>
            <text:list-item>
              <text:p text:style-name="P24">A local MySQL database server on each PacketFence box and replication of the database partition using drbd</text:p>
              <text:list>
                <text:list-item>
                  <text:p text:style-name="P24">You have to make sure that only one database server is running at each time (don't double-mount the partition)</text:p>
                </text:list-item>
                <text:list-item>
                  <text:p text:style-name="P24">You have to authorize the necessary ports for DRBD using conf/iptables.pre</text:p>
                </text:list-item>
              </text:list>
            </text:list-item>
            <text:list-item>
              <text:p text:style-name="P24">A remote MySQL database server with its own high availability setup</text:p>
            </text:list-item>
          </text:list>
        </text:list-item>
      </text:list>
      <text:list xml:id="list1305032237" text:continue-list="list1994959835"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2103586451"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631467399"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560715174" text:style-name="L6">
        <text:list-item>
          <text:list>
            <text:list-item>
              <text:p text:style-name="P25">Identifier</text:p>
            </text:list-item>
            <text:list-item>
              <text:p text:style-name="P25">Notes</text:p>
            </text:list-item>
          </text:list>
        </text:list-item>
      </text:list>
      <text:p text:style-name="Text_20_body"><text:soft-page-break/>Click on the Add button to save it</text:p>
      <text:list xml:id="list1678636100" text:continue-list="list1631467399"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75032516" text:style-name="L7">
        <text:list-item>
          <text:p text:style-name="P26">ip: switch IP address </text:p>
        </text:list-item>
        <text:list-item>
          <text:p text:style-name="P26">mode </text:p>
          <text:list>
            <text:list-item>
              <text:p text:style-name="P26">testing: pfsetvlan writes in the log files what it would normally do, but it doesn't react on the traps, it does not change any VLAN.</text:p>
            </text:list-item>
            <text:list-item>
              <text:p text:style-name="P26">registration: pfsetvlan automatically register all MAC addresses seen on the switch ports. As in testing mode, no VLAN changes are done.</text:p>
            </text:list-item>
            <text:list-item>
              <text:p text:style-name="P26">production: this is the regular working mode; pfsetvlan sends the SNMP writes to change the VLAN on the switch ports.</text:p>
              <text:p text:style-name="P26"><text:span text:style-name="T9">CAUTION</text:span>: <text:span text:style-name="T12">If [trapping.testing] (see pf.conf) is enabled, PacketFence will consider that all the switches are in test whatever the working mode is !</text:span></text:p>
            </text:list-item>
          </text:list>
        </text:list-item>
        <text:list-item>
          <text:p text:style-name="P26">uplink: list of ports that are NOT managed by PacketFence. All uplink ports must be defined here! </text:p>
          <text:list>
            <text:list-item>
              <text:p text:style-name="P26">Dynamic (defaut): PF queries the switch using CDP (Cisco only !!) to get the uplinks</text:p>
            </text:list-item>
            <text:list-item>
              <text:p text:style-name="P26">1,2,10001,10002,... : uplink list <text:s/>if a hub is plugged in a port, this port must be declared as uplink !!! </text:p>
            </text:list-item>
          </text:list>
        </text:list-item>
        <text:list-item>
          <text:p text:style-name="P26">type: switch type. Could be for example: </text:p>
          <text:list>
            <text:list-item>
              <text:p text:style-name="P26">Cisco::Catalyst_2900XL</text:p>
            </text:list-item>
            <text:list-item>
              <text:p text:style-name="P26">Cisco::Catalyst_2950</text:p>
            </text:list-item>
            <text:list-item>
              <text:p text:style-name="P26">Cisco::Catalyst_2960</text:p>
            </text:list-item>
            <text:list-item>
              <text:p text:style-name="P26">Cisco::Catalyst_2970</text:p>
            </text:list-item>
            <text:list-item>
              <text:p text:style-name="P26">Cisco::Catalyst_3500XL</text:p>
            </text:list-item>
            <text:list-item>
              <text:p text:style-name="P26">Cisco::Catalyst_3550</text:p>
            </text:list-item>
            <text:list-item>
              <text:p text:style-name="P26">Cisco::Catalyst_3560</text:p>
            </text:list-item>
          </text:list>
        </text:list-item>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2021528064" text:continue-list="list1678636100" text:style-name="Outline">
        <text:list-item>
          <text:h text:style-name="Heading_20_1" text:outline-level="1">Additional Softwares</text:h>
        </text:list-item>
      </text:list>
      <text:p text:style-name="Standard"/>
      <text:list xml:id="list1160658464"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list xml:id="list122621103"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2133326651"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contrib/oinkmaster.conf</text:span></text:p>
      <text:list xml:id="list1111319048"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1951227880"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ext</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ext</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ext</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Heading_20_3">Interface</text:p>
      <text:p text:style-name="Standard">[interface.authorizedips]</text:p>
      <text:p text:style-name="Standard">type: text</text:p>
      <text:p text:style-name="Text_20_body"><text:soft-page-break/>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text:soft-page-break/>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ext:soft-page-break/>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ext:soft-page-break/>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text:soft-page-break/></text:p>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text:soft-page-break/></text:p>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text:soft-page-break/></text:p>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text:soft-page-break/></text:p>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text:soft-page-break/>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ext:soft-page-break/>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text:soft-page-break/>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text:soft-page-break/>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text:soft-page-break/></text:p>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739791226"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416404655"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539416415"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Outline"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list-style-name="Outline" style:class="text" style:default-outline-level="4">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09 Inverse inc.<text:tab/><text:chapter text:display="name" text:outline-level="1">VLAN isolation </text:chapter><text:tab/><text:page-number text:select-page="current">1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2-13T08:36:46</dc:date>
    <meta:editing-cycles>581</meta:editing-cycles>
    <meta:editing-duration>PT296H50M59S</meta:editing-duration>
    <meta:document-statistic meta:table-count="1" meta:image-count="5" meta:object-count="0" meta:page-count="72" meta:paragraph-count="1186" meta:word-count="9541" meta:character-count="67288"/>
    <meta:user-defined meta:name="Info 1"/>
    <meta:user-defined meta:name="Info 2"/>
    <meta:user-defined meta:name="Info 3"/>
    <meta:user-defined meta:name="Info 4"/>
  </office:meta>
</office:document-meta>
</file>